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900000295C47E6E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472in" svg:y="0.1028in" svg:width="6.6929in" svg:height="4.4193in" draw:z-index="0"><draw:image xlink:href="Pictures/10000001000003E900000295C47E6E6E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1:20:11.877297562</meta:creation-date>
    <dc:date>2025-09-01T21:21:05.933805681</dc:date>
    <meta:editing-duration>PT5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